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70e" officeooo:paragraph-rsid="001ca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• Did you find the bugs?</text:p>
      <text:p text:style-name="P1"/>
      <text:p text:style-name="P1"/>
      <text:p text:style-name="P1">• If yes, did Findbugs assist you in finding these bugs?</text:p>
      <text:p text:style-name="P1"/>
      <text:p text:style-name="P1"/>
      <text:p text:style-name="P1">• If yes, did PMD assist you in finding these bugs?</text:p>
      <text:p text:style-name="P1"/>
      <text:p text:style-name="P1"/>
      <text:p text:style-name="P1">• If yes, did Checkstyle assist you in finding these bugs?</text:p>
      <text:p text:style-name="P1"/>
      <text:p text:style-name="P1"/>
      <text:p text:style-name="P1">• Would you use any of these tools in the future for finding logic-based bugs?</text:p>
      <text:p text:style-name="P1"/>
      <text:p text:style-name="P1"/>
      <text:p text:style-name="P1">• Suggestion to further improve these too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31:54.157330693</meta:creation-date>
    <meta:print-date>2016-03-03T12:33:09.220794632</meta:print-date>
    <dc:date>2016-03-03T12:34:28.148662228</dc:date>
    <meta:editing-duration>P0D</meta:editing-duration>
    <meta:editing-cycles>1</meta:editing-cycles>
    <meta:document-statistic meta:table-count="0" meta:image-count="0" meta:object-count="0" meta:page-count="1" meta:paragraph-count="6" meta:word-count="62" meta:character-count="316" meta:non-whitespace-character-count="256"/>
    <meta:generator>LibreOffice/4.2.8.2$Linux_X86_64 LibreOffice_project/420m0$Build-2</meta:generator>
  </office:meta>
</office:document-meta>
</file>